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style:font-name="Calibri" fo:font-size="12pt" officeooo:rsid="000260c8" officeooo:paragraph-rsid="000260c8" style:font-size-asian="12pt" style:font-size-complex="12pt"/>
    </style:style>
    <style:style style:name="P3" style:family="paragraph" style:parent-style-name="Preformatted_20_Text">
      <style:text-properties style:font-name="Calibri" fo:font-size="12pt" officeooo:rsid="000260c8" officeooo:paragraph-rsid="00069f54" style:font-size-asian="12pt" style:font-size-complex="12pt"/>
    </style:style>
    <style:style style:name="P4" style:family="paragraph" style:parent-style-name="Preformatted_20_Text">
      <style:text-properties style:font-name="Calibri" fo:font-size="12pt" style:font-size-asian="12pt" style:font-size-complex="12pt"/>
    </style:style>
    <style:style style:name="P5" style:family="paragraph" style:parent-style-name="Preformatted_20_Text">
      <style:paragraph-properties fo:margin-top="0in" fo:margin-bottom="0.1965in" style:contextual-spacing="false"/>
      <style:text-properties style:font-name="Calibri" fo:font-size="12pt" style:font-size-asian="12pt" style:font-size-complex="12pt"/>
    </style:style>
    <style:style style:name="P6" style:family="paragraph" style:parent-style-name="Preformatted_20_Text">
      <style:text-properties style:font-name="Calibri" fo:font-size="12pt" officeooo:rsid="00034a6c" officeooo:paragraph-rsid="00034a6c" style:font-size-asian="12pt" style:font-size-complex="12pt"/>
    </style:style>
    <style:style style:name="P7" style:family="paragraph" style:parent-style-name="Preformatted_20_Text">
      <style:text-properties style:font-name="Calibri" fo:font-size="12pt" officeooo:paragraph-rsid="0004f9be" style:font-size-asian="12pt" style:font-size-complex="12pt"/>
    </style:style>
    <style:style style:name="P8" style:family="paragraph" style:parent-style-name="Preformatted_20_Text">
      <style:text-properties style:font-name="Calibri" fo:font-size="12pt" officeooo:paragraph-rsid="00063d3f" style:font-size-asian="12pt" style:font-size-complex="12pt"/>
    </style:style>
    <style:style style:name="P9" style:family="paragraph" style:parent-style-name="Preformatted_20_Text">
      <style:text-properties style:font-name="Calibri" fo:font-size="12pt" officeooo:paragraph-rsid="00069f54" style:font-size-asian="12pt" style:font-size-complex="12pt"/>
    </style:style>
    <style:style style:name="P10" style:family="paragraph" style:parent-style-name="Preformatted_20_Text">
      <style:text-properties style:font-name="Calibri" fo:font-size="12pt" officeooo:paragraph-rsid="000260c8" style:font-size-asian="12pt" style:font-size-complex="12pt"/>
    </style:style>
    <style:style style:name="P11" style:family="paragraph" style:parent-style-name="Preformatted_20_Text">
      <style:text-properties style:font-name="Calibri" fo:font-size="12pt" officeooo:paragraph-rsid="00085156" style:font-size-asian="12pt" style:font-size-complex="12pt"/>
    </style:style>
    <style:style style:name="P12" style:family="paragraph" style:parent-style-name="Preformatted_20_Text">
      <style:text-properties style:font-name="Calibri" fo:font-size="12pt" officeooo:paragraph-rsid="000a045e" style:font-size-asian="12pt" style:font-size-complex="12pt"/>
    </style:style>
    <style:style style:name="P13" style:family="paragraph" style:parent-style-name="Standard">
      <style:text-properties officeooo:rsid="000260c8" officeooo:paragraph-rsid="000260c8"/>
    </style:style>
    <style:style style:name="P14" style:family="paragraph" style:parent-style-name="Standard">
      <style:text-properties style:font-name="Calibri" fo:font-size="12pt" officeooo:rsid="000260c8" officeooo:paragraph-rsid="000260c8" style:font-size-asian="12pt" style:font-size-complex="12pt"/>
    </style:style>
    <style:style style:name="P15" style:family="paragraph" style:parent-style-name="Standard">
      <style:text-properties style:font-name="Calibri" fo:font-size="12pt" officeooo:rsid="000260c8" officeooo:paragraph-rsid="00069f54" style:font-size-asian="12pt" style:font-size-complex="12pt"/>
    </style:style>
    <style:style style:name="P16" style:family="paragraph" style:parent-style-name="Standard">
      <style:text-properties style:font-name="Calibri" fo:font-size="12pt" officeooo:rsid="00034a6c" officeooo:paragraph-rsid="00034a6c" style:font-size-asian="12pt" style:font-size-complex="12pt"/>
    </style:style>
    <style:style style:name="P17" style:family="paragraph" style:parent-style-name="Standard">
      <style:text-properties style:font-name="Calibri" fo:font-size="12pt" officeooo:rsid="0004f9be" officeooo:paragraph-rsid="0004f9be" style:font-size-asian="12pt" style:font-size-complex="12pt"/>
    </style:style>
    <style:style style:name="P18" style:family="paragraph" style:parent-style-name="Standard">
      <style:text-properties style:font-name="Calibri" fo:font-size="12pt" officeooo:rsid="000a045e" officeooo:paragraph-rsid="000a045e" style:font-size-asian="12pt" style:font-size-complex="12pt"/>
    </style:style>
    <style:style style:name="T1" style:family="text">
      <style:text-properties fo:color="#990099" loext:opacity="100%" fo:font-weight="bold"/>
    </style:style>
    <style:style style:name="T2" style:family="text">
      <style:text-properties fo:color="#990099" loext:opacity="100%" fo:font-weight="bold" officeooo:rsid="0004f9be"/>
    </style:style>
    <style:style style:name="T3" style:family="text">
      <style:text-properties fo:color="#990099" loext:opacity="100%" fo:font-weight="bold" officeooo:rsid="00063d3f"/>
    </style:style>
    <style:style style:name="T4" style:family="text">
      <style:text-properties fo:color="#990099" loext:opacity="100%" fo:font-weight="bold" officeooo:rsid="000a045e"/>
    </style:style>
    <style:style style:name="T5" style:family="text">
      <style:text-properties fo:color="#ff00ff" loext:opacity="100%"/>
    </style:style>
    <style:style style:name="T6" style:family="text">
      <style:text-properties fo:color="#008000" loext:opacity="100%"/>
    </style:style>
    <style:style style:name="T7" style:family="text">
      <style:text-properties fo:color="#008000" loext:opacity="100%" style:font-name="monospace"/>
    </style:style>
    <style:style style:name="T8" style:family="text">
      <style:text-properties fo:color="#008000" loext:opacity="100%" officeooo:rsid="000260c8"/>
    </style:style>
    <style:style style:name="T9" style:family="text">
      <style:text-properties fo:color="#008000" loext:opacity="100%" fo:font-weight="bold"/>
    </style:style>
    <style:style style:name="T10" style:family="text">
      <style:text-properties fo:color="#008000" loext:opacity="100%" fo:font-weight="bold" officeooo:rsid="000a045e" style:font-weight-asian="bold" style:font-weight-complex="bold"/>
    </style:style>
    <style:style style:name="T11" style:family="text">
      <style:text-properties fo:color="#008000" loext:opacity="100%" officeooo:rsid="0004f9be"/>
    </style:style>
    <style:style style:name="T12" style:family="text">
      <style:text-properties fo:color="#008000" loext:opacity="100%" officeooo:rsid="00069f54"/>
    </style:style>
    <style:style style:name="T13" style:family="text">
      <style:text-properties fo:color="#008000" loext:opacity="100%" officeooo:rsid="000a045e"/>
    </style:style>
    <style:style style:name="T14" style:family="text">
      <style:text-properties fo:color="#000033" loext:opacity="100%"/>
    </style:style>
    <style:style style:name="T15" style:family="text">
      <style:text-properties style:font-name="monospace"/>
    </style:style>
    <style:style style:name="T16" style:family="text">
      <style:text-properties fo:color="#9900ff" loext:opacity="100%" fo:font-weight="bold"/>
    </style:style>
    <style:style style:name="T17" style:family="text">
      <style:text-properties fo:color="#000099" loext:opacity="100%"/>
    </style:style>
    <style:style style:name="T18" style:family="text">
      <style:text-properties fo:color="#cc0099" loext:opacity="100%"/>
    </style:style>
    <style:style style:name="T19" style:family="text">
      <style:text-properties fo:color="#cc0099" loext:opacity="100%" fo:font-weight="bold"/>
    </style:style>
    <style:style style:name="T20" style:family="text">
      <style:text-properties fo:color="#cc0099" loext:opacity="100%" fo:font-weight="bold" officeooo:rsid="00063d3f"/>
    </style:style>
    <style:style style:name="T21" style:family="text">
      <style:text-properties fo:color="#cc0099" loext:opacity="100%" fo:font-weight="bold" officeooo:rsid="000a045e"/>
    </style:style>
    <style:style style:name="T22" style:family="text">
      <style:text-properties fo:color="#cc0099" loext:opacity="100%" style:font-name="monospace" fo:font-weight="bold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T24" style:family="text">
      <style:text-properties fo:color="#c9211e" loext:opacity="100%" fo:font-weight="bold" officeooo:rsid="0003916b" style:font-weight-asian="bold" style:font-weight-complex="bold"/>
    </style:style>
    <style:style style:name="T25" style:family="text">
      <style:text-properties fo:color="#c9211e" loext:opacity="100%" fo:font-weight="bold" officeooo:rsid="0004f9be" style:font-weight-asian="bold" style:font-weight-complex="bold"/>
    </style:style>
    <style:style style:name="T26" style:family="text">
      <style:text-properties fo:color="#c9211e" loext:opacity="100%" fo:font-weight="bold" officeooo:rsid="00063d3f" style:font-weight-asian="bold" style:font-weight-complex="bold"/>
    </style:style>
    <style:style style:name="T27" style:family="text">
      <style:text-properties fo:color="#c9211e" loext:opacity="100%" fo:font-weight="bold" officeooo:rsid="00069f54" style:font-weight-asian="bold" style:font-weight-complex="bold"/>
    </style:style>
    <style:style style:name="T28" style:family="text">
      <style:text-properties fo:color="#c9211e" loext:opacity="100%" fo:font-weight="bold" officeooo:rsid="000a045e" style:font-weight-asian="bold" style:font-weight-complex="bold"/>
    </style:style>
    <style:style style:name="T29" style:family="text">
      <style:text-properties fo:color="#c9211e" loext:opacity="100%" officeooo:rsid="000a045e"/>
    </style:style>
    <style:style style:name="T30" style:family="text">
      <style:text-properties fo:color="#009900" loext:opacity="100%"/>
    </style:style>
    <style:style style:name="T31" style:family="text">
      <style:text-properties officeooo:rsid="0004f9be"/>
    </style:style>
    <style:style style:name="T32" style:family="text">
      <style:text-properties fo:color="#008080" loext:opacity="100%"/>
    </style:style>
    <style:style style:name="T33" style:family="text">
      <style:text-properties officeooo:rsid="000a04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4.1.1.List with the total number of loans per school (Search criteria: year, calendar month, e.g. January). </text:p>
      <text:p text:style-name="P15"/>
      <text:p text:style-name="P3"><text:span text:style-name="T1">SELECT</text:span> SchoolID<text:span text:style-name="T14">,</text:span><text:span text:style-name="T17">COUNT</text:span><text:span text:style-name="T5">(</text:span><text:span text:style-name="T18">*</text:span><text:span text:style-name="T5">)</text:span> <text:span text:style-name="T1">AS</text:span> NumberOfLoans</text:p>
      <text:p text:style-name="P4"><text:span text:style-name="T1">FROM</text:span> Reservation</text:p>
      <text:p text:style-name="P4"><text:span text:style-name="T1">WHERE</text:span> ReservationDate </text:p>
      <text:p text:style-name="P4"><text:s text:c="8"/><text:span text:style-name="T19">BETWEEN</text:span> <text:span text:style-name="T6">' </text:span><text:span text:style-name="T28">__STARTDATE__</text:span><text:span text:style-name="T13"> </text:span><text:span text:style-name="T6">'</text:span> <text:span text:style-name="T19">AND</text:span> <text:span text:style-name="T6">' </text:span><text:span text:style-name="T28">__ENDDATE__</text:span><text:span text:style-name="T13"> </text:span><text:span text:style-name="T6">'</text:span></text:p>
      <text:p text:style-name="P4"><text:span text:style-name="T1">GROUP BY</text:span> SchoolID</text:p>
      <text:p text:style-name="P5"><text:span text:style-name="T1">ORDER BY</text:span> SchoolID<text:span text:style-name="T14">;</text:span></text:p>
      <text:p text:style-name="P15"/>
      <text:p text:style-name="P15">4.1.2.For a given book category (user-selected), which authors belong to it and which teachers have borrowed books from that category in the last year? </text:p>
      <text:p text:style-name="P15"/>
      <text:p text:style-name="P15">--<text:span text:style-name="T33">Which authors belong to it</text:span></text:p>
      <text:p text:style-name="P15"/>
      <text:p text:style-name="P3"><text:span text:style-name="T1">SELECT</text:span> <text:span text:style-name="T17">MIN</text:span><text:span text:style-name="T5">(</text:span>a.AuthorName<text:span text:style-name="T5">)</text:span></text:p>
      <text:p text:style-name="P4"><text:span text:style-name="T1">FROM</text:span> Book b</text:p>
      <text:p text:style-name="P4"><text:span text:style-name="T1">JOIN</text:span> Category c <text:span text:style-name="T1">ON</text:span> b.BookID <text:span text:style-name="T18">=</text:span> c.BookID</text:p>
      <text:p text:style-name="P4"><text:span text:style-name="T1">JOIN</text:span> Author a <text:span text:style-name="T1">ON</text:span> b.BookID <text:span text:style-name="T18">=</text:span> a.BookID</text:p>
      <text:p text:style-name="P4"><text:span text:style-name="T1">WHERE</text:span> c.CategoryName<text:span text:style-name="T18">=</text:span><text:span text:style-name="T6">' </text:span><text:span text:style-name="T28">__CATEGORY__</text:span><text:span text:style-name="T13"> </text:span><text:span text:style-name="T6">'</text:span></text:p>
      <text:p text:style-name="P4"><text:span text:style-name="T1">GROUP BY</text:span> a.AuthorName</text:p>
      <text:p text:style-name="P5"><text:span text:style-name="T1">ORDER BY</text:span> a.AuthorName<text:span text:style-name="T14">;</text:span></text:p>
      <text:p text:style-name="P18">--Which teachers have borrowed </text:p>
      <text:p text:style-name="P15"/>
      <text:p text:style-name="P3"><text:span text:style-name="T4">SELECT</text:span> u.UserID<text:span text:style-name="T14">,</text:span>u.FirstName<text:span text:style-name="T14">,</text:span>u.LastName</text:p>
      <text:p text:style-name="P4"><text:span text:style-name="T4">FROM</text:span> <text:span text:style-name="T17">User</text:span> u</text:p>
      <text:p text:style-name="P4"><text:span text:style-name="T4">JOIN</text:span> Reservation r <text:span text:style-name="T4">ON</text:span> u.UserID<text:span text:style-name="T18">=</text:span>r.UserID</text:p>
      <text:p text:style-name="P4"><text:span text:style-name="T4">JOIN</text:span> Category c <text:span text:style-name="T4">ON</text:span> r.BookID<text:span text:style-name="T18">=</text:span>c.BookID</text:p>
      <text:p text:style-name="P4"><text:span text:style-name="T4">WHERE</text:span> r.ReservationDate </text:p>
      <text:p text:style-name="P4"><text:s text:c="8"/><text:span text:style-name="T21">BETWEEN</text:span> <text:span text:style-name="T6">'</text:span><text:span text:style-name="T13">LASTYEARDATE</text:span><text:span text:style-name="T6">'</text:span><text:span text:style-name="T21">AND</text:span> <text:span text:style-name="T6">'</text:span><text:span text:style-name="T13">NOWDATE</text:span><text:span text:style-name="T6">'</text:span></text:p>
      <text:p text:style-name="P4"><text:s text:c="8"/><text:span text:style-name="T21">AND</text:span> u.Role<text:span text:style-name="T18">=</text:span><text:span text:style-name="T6">'Professor'</text:span></text:p>
      <text:p text:style-name="P12"><text:s text:c="8"/><text:span text:style-name="T21">AND</text:span> c.CategoryName<text:span text:style-name="T18">=</text:span><text:span text:style-name="T6">'</text:span><text:span text:style-name="T28">__CATEGORY__</text:span><text:span text:style-name="T6">'</text:span></text:p>
      <text:p text:style-name="P4"><text:s text:c="8"/><text:span text:style-name="T19">AND</text:span> r.Active <text:span text:style-name="T18">!=</text:span> <text:span text:style-name="T6">'Declined'</text:span></text:p>
      <text:p text:style-name="P4"><text:s text:c="8"/><text:span text:style-name="T19">AND</text:span> r.Active <text:span text:style-name="T18">!=</text:span> <text:span text:style-name="T6">'Pending'</text:span></text:p>
      <text:p text:style-name="P5"><text:span text:style-name="T4">GROUP</text:span><text:span text:style-name="T1"> </text:span><text:span text:style-name="T4">BY</text:span> r.ReservationID<text:span text:style-name="T14">;</text:span></text:p>
      <text:p text:style-name="P15"/>
      <text:p text:style-name="P15">4.1.3.Find young teachers (age &lt; 40 years) who have borrowed the most books and the number of books. </text:p>
      <text:p text:style-name="P15"/>
      <text:p text:style-name="P3"><text:span text:style-name="T1">SELECT</text:span> u.UserID<text:span text:style-name="T14">,</text:span> u.FirstName<text:span text:style-name="T14">,</text:span> u.LastName<text:span text:style-name="T14">,</text:span> <text:span text:style-name="T17">COUNT</text:span><text:span text:style-name="T5">(</text:span>u.UserID<text:span text:style-name="T5">)</text:span> <text:span text:style-name="T1">AS</text:span> Borrowed_books</text:p>
      <text:p text:style-name="P4"><text:span text:style-name="T1">FROM</text:span> <text:span text:style-name="T17">User</text:span> u</text:p>
      <text:p text:style-name="P4"><text:span text:style-name="T1">JOIN</text:span> Reservation r <text:span text:style-name="T1">ON</text:span> u.UserID <text:span text:style-name="T18">=</text:span> r.UserID</text:p>
      <text:p text:style-name="P4"><text:span text:style-name="T1">WHERE</text:span> u.Role <text:span text:style-name="T18">=</text:span> <text:span text:style-name="T6">'Professor'</text:span> <text:s text:c="3"/></text:p>
      <text:p text:style-name="P4"><text:soft-page-break/><text:s text:c="8"/><text:span text:style-name="T19">AND</text:span> r.Active <text:span text:style-name="T18">!=</text:span> <text:span text:style-name="T6">'Declined'</text:span></text:p>
      <text:p text:style-name="P4"><text:s text:c="8"/><text:span text:style-name="T19">AND</text:span> r.Active <text:span text:style-name="T18">!=</text:span> <text:span text:style-name="T6">'Pending'</text:span></text:p>
      <text:p text:style-name="P4"><text:span text:style-name="T1">GROUP BY</text:span> u.UserID<text:span text:style-name="T14">,</text:span> u.FirstName<text:span text:style-name="T14">,</text:span> u.LastName</text:p>
      <text:p text:style-name="P5"><text:span text:style-name="T1">ORDER BY</text:span> Borrowed_books <text:span text:style-name="T1">DESC</text:span><text:span text:style-name="T14">;</text:span></text:p>
      <text:p text:style-name="P15"/>
      <text:p text:style-name="P15">4.1.4.Find authors whose books have not been borrowed. </text:p>
      <text:p text:style-name="P15"/>
      <text:p text:style-name="P3"><text:span text:style-name="T4">SELECT</text:span> a1.AuthorName</text:p>
      <text:p text:style-name="P12"><text:span text:style-name="T4">FROM</text:span> <text:span text:style-name="T5">(</text:span><text:span text:style-name="T4">SELECT</text:span> a1.AuthorName </text:p>
      <text:p text:style-name="P4"><text:s text:c="8"/><text:span text:style-name="T4">FROM</text:span> Author a1</text:p>
      <text:p text:style-name="P4"><text:s text:c="8"/><text:span text:style-name="T4">GROUP BY</text:span> a1.AuthorName<text:span text:style-name="T5">)</text:span> a1</text:p>
      <text:p text:style-name="P4"><text:span text:style-name="T1">WHERE</text:span> a1.AuthorName <text:span text:style-name="T19">NOT</text:span> <text:span text:style-name="T1">IN</text:span> <text:span text:style-name="T5">(</text:span></text:p>
      <text:p text:style-name="P4"><text:s text:c="8"/><text:span text:style-name="T1">SELECT</text:span> a.AuthorName</text:p>
      <text:p text:style-name="P4"><text:s text:c="8"/><text:span text:style-name="T1">FROM</text:span> Author a</text:p>
      <text:p text:style-name="P4"><text:s text:c="8"/><text:span text:style-name="T1">JOIN</text:span> Book b <text:span text:style-name="T1">ON</text:span> a.BookID <text:span text:style-name="T18">=</text:span> b.BookID</text:p>
      <text:p text:style-name="P4"><text:s text:c="8"/><text:span text:style-name="T1">JOIN</text:span> Reservation r <text:span text:style-name="T1">ON</text:span> b.BookID <text:span text:style-name="T18">=</text:span> r.BookID</text:p>
      <text:p text:style-name="P4"><text:s text:c="8"/><text:span text:style-name="T1">GROUP BY</text:span> a.AuthorName</text:p>
      <text:p text:style-name="P5"><text:span text:style-name="T5">)</text:span><text:span text:style-name="T14">;</text:span></text:p>
      <text:p text:style-name="P15">4.1.5.Which operators have loaned the same number of books in a year with more than 20 loans? </text:p>
      <text:p text:style-name="P14"/>
      <text:p text:style-name="P2"><text:span text:style-name="T1">SELECT</text:span> t.ReservationPerSchoolCount<text:span text:style-name="T14">,</text:span> <text:span text:style-name="T17">GROUP_CONCAT</text:span><text:span text:style-name="T5">(</text:span>t.SchoolLibraryOperatorFullName<text:span text:style-name="T5">)</text:span> <text:span text:style-name="T1">AS</text:span> SchoolsWithSameCount</text:p>
      <text:p text:style-name="P4"><text:span text:style-name="T1">FROM</text:span> <text:span text:style-name="T5">(</text:span></text:p>
      <text:p text:style-name="P4"><text:s text:c="4"/><text:span text:style-name="T1">SELECT</text:span> s.SchoolLibraryOperatorFullName<text:span text:style-name="T14">,</text:span> s.SchoolID<text:span text:style-name="T14">,</text:span> <text:span text:style-name="T17">COUNT</text:span><text:span text:style-name="T5">(</text:span><text:span text:style-name="T18">*</text:span><text:span text:style-name="T5">)</text:span> <text:span text:style-name="T1">AS</text:span> ReservationPerSchoolCount</text:p>
      <text:p text:style-name="P4"><text:s text:c="4"/><text:span text:style-name="T1">FROM</text:span> Reservation r</text:p>
      <text:p text:style-name="P4"><text:s text:c="4"/><text:span text:style-name="T1">JOIN</text:span> School s <text:span text:style-name="T1">ON</text:span> s.SchoolID <text:span text:style-name="T18">=</text:span> r.SchoolID</text:p>
      <text:p text:style-name="P11"><text:span text:style-name="T1"><text:s text:c="4"/>WHERE</text:span> <text:span text:style-name="T33">r</text:span>.Active <text:span text:style-name="T18">!=</text:span> <text:span text:style-name="T6">'Declined'</text:span></text:p>
      <text:p text:style-name="P11"><text:s text:c="8"/><text:span text:style-name="T19">AND</text:span> <text:span text:style-name="T33">r</text:span>.Active <text:span text:style-name="T18">!=</text:span> <text:span text:style-name="T6">'Pending'</text:span></text:p>
      <text:p text:style-name="P4"><text:s text:c="4"/><text:span text:style-name="T1">GROUP BY</text:span> r.SchoolID</text:p>
      <text:p text:style-name="P4"><text:s text:c="4"/><text:span text:style-name="T1">HAVING</text:span> ReservationPerSchoolCount <text:span text:style-name="T18">&gt;</text:span> <text:span text:style-name="T32">20</text:span></text:p>
      <text:p text:style-name="P4"><text:span text:style-name="T5">)</text:span> t</text:p>
      <text:p text:style-name="P4"><text:span text:style-name="T1">GROUP BY</text:span> t.ReservationPerSchoolCount</text:p>
      <text:p text:style-name="P5"><text:span text:style-name="T1">HAVING</text:span> <text:span text:style-name="T17">COUNT</text:span><text:span text:style-name="T5">(</text:span><text:span text:style-name="T18">*</text:span><text:span text:style-name="T5">)</text:span> <text:span text:style-name="T18">&gt;</text:span> <text:span text:style-name="T32">1</text:span><text:span text:style-name="T14">;</text:span></text:p>
      <text:p text:style-name="P14"/>
      <text:p text:style-name="P14">4.1.6.Many books cover more than one category. Among field pairs (e.g., history and poetry) that are common in books, find the top-3 pairs that appeared in borrowings. </text:p>
      <text:p text:style-name="P14"/>
      <text:p text:style-name="P10"><text:span text:style-name="T1">SELECT</text:span> c1.CategoryName<text:span text:style-name="T14">,</text:span> c2.CategoryName<text:span text:style-name="T14">,</text:span> <text:span text:style-name="T17">COUNT</text:span><text:span text:style-name="T5">(</text:span><text:span text:style-name="T18">*</text:span><text:span text:style-name="T5">)</text:span> <text:span text:style-name="T1">AS</text:span> BorrowingCount</text:p>
      <text:p text:style-name="P4"><text:span text:style-name="T1">FROM</text:span> Book b</text:p>
      <text:p text:style-name="P4"><text:span text:style-name="T1">JOIN</text:span> Category c1 <text:span text:style-name="T1">ON</text:span> b.BookID <text:span text:style-name="T18">=</text:span> c1.BookID</text:p>
      <text:p text:style-name="P4"><text:span text:style-name="T1">JOIN</text:span> Category c2 <text:span text:style-name="T1">ON</text:span> b.BookID <text:span text:style-name="T18">=</text:span> c2.BookID <text:span text:style-name="T19">AND</text:span> c1.CategoryName <text:span text:style-name="T18">&lt;</text:span> c2.CategoryName</text:p>
      <text:p text:style-name="P4"><text:span text:style-name="T1">JOIN</text:span> Reservation r <text:span text:style-name="T1">ON</text:span> b.BookID <text:span text:style-name="T18">=</text:span> r.BookID</text:p>
      <text:p text:style-name="P4"><text:span text:style-name="T1">WHERE</text:span> <text:span text:style-name="T33">r</text:span>.Active <text:span text:style-name="T18">!=</text:span> <text:span text:style-name="T6">'Declined'</text:span></text:p>
      <text:p text:style-name="P4"><text:soft-page-break/><text:s text:c="4"/><text:span text:style-name="T19">AND</text:span> <text:span text:style-name="T33">r</text:span>.Active <text:span text:style-name="T18">!=</text:span> <text:span text:style-name="T6">'Pending'</text:span></text:p>
      <text:p text:style-name="P4"><text:span text:style-name="T1">GROUP BY</text:span> c1.CategoryName<text:span text:style-name="T14">,</text:span> c2.CategoryName</text:p>
      <text:p text:style-name="P4"><text:span text:style-name="T1">HAVING</text:span> c1.CategoryName <text:span text:style-name="T18">!=</text:span> c2.CategoryName</text:p>
      <text:p text:style-name="P4"><text:span text:style-name="T1">ORDER BY</text:span> BorrowingCount <text:span text:style-name="T1">DESC</text:span></text:p>
      <text:p text:style-name="P5"><text:span text:style-name="T1">LIMIT</text:span> <text:span text:style-name="T32">3</text:span><text:span text:style-name="T14">;</text:span></text:p>
      <text:p text:style-name="P14">4.1.7.Find all authors who have written at least 5 books less than the author with the most books </text:p>
      <text:p text:style-name="P14"/>
      <text:p text:style-name="P2"><text:span text:style-name="T1">SELECT</text:span> a.AuthorName<text:span text:style-name="T14">,</text:span> <text:span text:style-name="T17">COUNT</text:span><text:span text:style-name="T5">(</text:span><text:span text:style-name="T18">*</text:span><text:span text:style-name="T5">)</text:span> <text:span text:style-name="T1">AS</text:span> BookCount</text:p>
      <text:p text:style-name="P4"><text:span text:style-name="T1">FROM</text:span> Author a</text:p>
      <text:p text:style-name="P4"><text:span text:style-name="T1">JOIN</text:span> Book b <text:span text:style-name="T1">ON</text:span> a.BookID <text:span text:style-name="T18">=</text:span> b.BookID</text:p>
      <text:p text:style-name="P4"><text:span text:style-name="T1">GROUP BY</text:span> a.AuthorName</text:p>
      <text:p text:style-name="P4"><text:span text:style-name="T1">HAVING</text:span> BookCount <text:span text:style-name="T18">&lt;=</text:span> <text:span text:style-name="T5">(</text:span><text:span text:style-name="T1">SELECT</text:span> <text:span text:style-name="T17">COUNT</text:span><text:span text:style-name="T5">(</text:span><text:span text:style-name="T18">*</text:span><text:span text:style-name="T5">)</text:span> <text:span text:style-name="T1">AS</text:span> BookCount2</text:p>
      <text:p text:style-name="P4"><text:s text:c="8"/><text:span text:style-name="T1">FROM</text:span> Author</text:p>
      <text:p text:style-name="P4"><text:s text:c="8"/><text:span text:style-name="T1">JOIN</text:span> Book <text:span text:style-name="T1">ON</text:span> Author.BookID <text:span text:style-name="T18">=</text:span> Book.BookID</text:p>
      <text:p text:style-name="P4"><text:s text:c="8"/><text:span text:style-name="T4">GROUP BY</text:span> AuthorName</text:p>
      <text:p text:style-name="P4"><text:s text:c="8"/><text:span text:style-name="T4">ORDER BY</text:span> BookCount2 <text:span text:style-name="T4">DESC</text:span></text:p>
      <text:p text:style-name="P4"><text:s text:c="8"/><text:span text:style-name="T33">LIMIT</text:span><text:span text:style-name="T32">1</text:span> <text:span text:style-name="T5">)</text:span><text:span text:style-name="T18">-</text:span><text:span text:style-name="T32">5</text:span> </text:p>
      <text:p text:style-name="P4"><text:span text:style-name="T1">ORDER BY</text:span> BookCount <text:span text:style-name="T1">DESC</text:span><text:span text:style-name="T14">;</text:span></text:p>
      <text:p text:style-name="P1"> </text:p>
      <text:p text:style-name="P14">4.2.1. All books by Title, Author (Search criteria: title/ category/ author/ copies).</text:p>
      <text:p text:style-name="P14"/>
      <text:p text:style-name="P2"><text:span text:style-name="T1">SELECT</text:span> Book.Title<text:span text:style-name="T14">,</text:span><text:span text:style-name="T17">Count</text:span><text:span text:style-name="T5">(</text:span><text:span text:style-name="T18">*</text:span><text:span text:style-name="T5">)</text:span> <text:span text:style-name="T3">AS</text:span> BookCount</text:p>
      <text:p text:style-name="P4"><text:span text:style-name="T1">FROM</text:span> Book</text:p>
      <text:p text:style-name="P4"><text:span text:style-name="T1">JOIN</text:span> Author <text:span text:style-name="T1">ON</text:span> Book.BookID <text:span text:style-name="T18">=</text:span> Author.BookID</text:p>
      <text:p text:style-name="P4"><text:span text:style-name="T1">JOIN</text:span> Category <text:span text:style-name="T1">ON</text:span> Book.BookID <text:span text:style-name="T18">=</text:span> Category.BookID</text:p>
      <text:p text:style-name="P9"><text:span text:style-name="T1">WHERE</text:span> Book.SchoolID<text:span text:style-name="T18">=</text:span><text:span text:style-name="T6">' </text:span><text:span text:style-name="T27">__</text:span><text:span text:style-name="T26">OPERATOR</text:span><text:span text:style-name="T25">SCHOOLID</text:span><text:span text:style-name="T27">__ </text:span><text:span text:style-name="T6">'</text:span></text:p>
      <text:p text:style-name="P4"><text:s text:c="4"/><text:span text:style-name="T20">AND</text:span> Book.Title <text:span text:style-name="T18">=</text:span> <text:span text:style-name="T6">'</text:span><text:span text:style-name="T23"> </text:span><text:span text:style-name="T27">__TITLE__</text:span><text:span text:style-name="T12"> </text:span><text:span text:style-name="T6">'</text:span></text:p>
      <text:p text:style-name="P4"><text:s text:c="4"/><text:span text:style-name="T20">AND</text:span> Author.AuthorName <text:span text:style-name="T18">=</text:span> <text:span text:style-name="T6">' </text:span><text:span text:style-name="T27">__AUTHORNAME__</text:span><text:span text:style-name="T12"> </text:span><text:span text:style-name="T6">'</text:span></text:p>
      <text:p text:style-name="P4"><text:s text:c="4"/><text:span text:style-name="T20">AND</text:span> Category.CategoryName <text:span text:style-name="T18">=</text:span> <text:span text:style-name="T6">' </text:span><text:span text:style-name="T27">__CATEGORY__</text:span><text:span text:style-name="T12"> </text:span><text:span text:style-name="T6">'</text:span></text:p>
      <text:p text:style-name="P4"><text:span text:style-name="T3">GROUP</text:span><text:span text:style-name="T1"> </text:span><text:span text:style-name="T3">BY</text:span> Book.ISBN</text:p>
      <text:p text:style-name="P5"><text:span text:style-name="T3">ORDER</text:span><text:span text:style-name="T1"> </text:span><text:span text:style-name="T3">BY</text:span> Book.Title</text:p>
      <text:p text:style-name="P14">4.2.2.Find all borrowers who own at least one book and have delayed its return. (Search criteria: First Name, Last Name, Delay Days). </text:p>
      <text:p text:style-name="P14"/>
      <text:p text:style-name="P2"><text:span text:style-name="T1">SELECT</text:span> <text:span text:style-name="T1">DISTINCT</text:span> <text:span text:style-name="T17">User</text:span>.FirstName<text:span text:style-name="T14">,</text:span> <text:span text:style-name="T17">User</text:span>.LastName<text:span text:style-name="T14">,</text:span><text:span text:style-name="T17">GROUP_CONCAT</text:span><text:span text:style-name="T5">(</text:span> Reservation.ExpirationDate<text:span text:style-name="T5">)</text:span></text:p>
      <text:p text:style-name="P4"><text:span text:style-name="T1">FROM</text:span> <text:span text:style-name="T17">User</text:span> </text:p>
      <text:p text:style-name="P4"><text:span text:style-name="T1">JOIN</text:span> Reservation <text:span text:style-name="T1">ON</text:span> <text:span text:style-name="T17">User</text:span>.UserID <text:span text:style-name="T18">=</text:span> Reservation.UserID</text:p>
      <text:p text:style-name="P4"><text:span text:style-name="T1">JOIN</text:span> Book <text:span text:style-name="T1">ON</text:span> Reservation.BookID <text:span text:style-name="T18">=</text:span> Book.BookID</text:p>
      <text:p text:style-name="P9"><text:span text:style-name="T1">WHERE</text:span> Reservation.ExpirationDate <text:span text:style-name="T18">&lt;</text:span> <text:span text:style-name="T6">'2023-06-02'</text:span></text:p>
      <text:p text:style-name="P9"><text:span text:style-name="T9"><text:s text:c="4"/></text:span><text:span text:style-name="T19">AND</text:span> Reservation.Active <text:span text:style-name="T18">!=</text:span> <text:span text:style-name="T6">'Declined'</text:span></text:p>
      <text:p text:style-name="P9"><text:s text:c="4"/><text:span text:style-name="T19">AND</text:span> Reservation.Active <text:span text:style-name="T18">!=</text:span> <text:span text:style-name="T6">'Pending'</text:span></text:p>
      <text:p text:style-name="P7"><text:s text:c="4"/><text:span text:style-name="T19">AND</text:span> <text:span text:style-name="T17">User</text:span>.SchoolID<text:span text:style-name="T18">=</text:span><text:span text:style-name="T6">'</text:span><text:span text:style-name="T25">__</text:span><text:span text:style-name="T26">OPERATOR</text:span><text:span text:style-name="T25">SCHOOLID__</text:span><text:span text:style-name="T6">'</text:span></text:p>
      <text:p text:style-name="P4"><text:s text:c="4"/><text:span text:style-name="T19">AND</text:span> <text:span text:style-name="T17">User</text:span>.FirstName<text:span text:style-name="T18">=</text:span><text:span text:style-name="T6">' </text:span><text:span text:style-name="T25">__FIRSTNAME__</text:span><text:span text:style-name="T11"> </text:span><text:span text:style-name="T6">'</text:span></text:p>
      <text:p text:style-name="P4"><text:soft-page-break/><text:s text:c="4"/><text:span text:style-name="T19">AND</text:span> <text:span text:style-name="T17">User</text:span>.LastName<text:span text:style-name="T18">=</text:span><text:span text:style-name="T6">' </text:span><text:span text:style-name="T25">__LASTNAME__</text:span><text:span text:style-name="T11"> </text:span><text:span text:style-name="T6">'</text:span></text:p>
      <text:p text:style-name="P4"><text:s text:c="4"/><text:span text:style-name="T19">AND</text:span> Reservation.ExpirationDate<text:span text:style-name="T18">=</text:span><text:span text:style-name="T6">' </text:span><text:span text:style-name="T25">__EXPIRATIONDATE__</text:span><text:span text:style-name="T11"> </text:span><text:span text:style-name="T6">'</text:span></text:p>
      <text:p text:style-name="P4"><text:span text:style-name="T1">GROUP BY</text:span> <text:span text:style-name="T17">User</text:span>.FirstName<text:span text:style-name="T14">,</text:span> <text:span text:style-name="T17">User</text:span>.LastName</text:p>
      <text:p text:style-name="P5"><text:span text:style-name="T1">ORDER BY</text:span> <text:span text:style-name="T17">User</text:span>.FirstName<text:span text:style-name="T14">,</text:span> <text:span text:style-name="T17">User</text:span>.LastName<text:span text:style-name="T14">;</text:span></text:p>
      <text:p text:style-name="P14">4.2.3.Average Ratings per borrower and category (Search criteria: user/category) </text:p>
      <text:p text:style-name="P14"/>
      <text:p text:style-name="P17">--By borrower</text:p>
      <text:p text:style-name="P14"/>
      <text:p text:style-name="P2"><text:span text:style-name="T1">SELECT</text:span> <text:span text:style-name="T17">User</text:span>.UserID<text:span text:style-name="T14">,</text:span><text:span text:style-name="T17">User</text:span>.FirstName<text:span text:style-name="T14">,</text:span> <text:span text:style-name="T17">User</text:span>.LastName<text:span text:style-name="T14">,</text:span> <text:span text:style-name="T17">AVG</text:span><text:span text:style-name="T5">(</text:span>Review.Rating<text:span text:style-name="T5">)</text:span> <text:span text:style-name="T1">AS</text:span> AverageRating</text:p>
      <text:p text:style-name="P4"><text:span text:style-name="T1">FROM</text:span> <text:span text:style-name="T17">User</text:span></text:p>
      <text:p text:style-name="P4"><text:span text:style-name="T1">JOIN</text:span> Review <text:span text:style-name="T1">ON</text:span> <text:span text:style-name="T17">User</text:span>.UserID <text:span text:style-name="T18">=</text:span> Review.UserID</text:p>
      <text:p text:style-name="P8"><text:span text:style-name="T1">WHERE</text:span> <text:span text:style-name="T17">User</text:span>.SchoolID<text:span text:style-name="T18">=</text:span><text:span text:style-name="T6">'</text:span><text:span text:style-name="T25">__</text:span><text:span text:style-name="T26">OPERATOR</text:span><text:span text:style-name="T25">SCHOOLID__</text:span><text:span text:style-name="T6">'</text:span></text:p>
      <text:p text:style-name="P4"><text:s text:c="4"/><text:span text:style-name="T19">AND</text:span> Review.ApprovalStatus<text:span text:style-name="T18">=</text:span><text:span text:style-name="T6">'Approved'</text:span></text:p>
      <text:p text:style-name="P4"><text:s text:c="4"/><text:span text:style-name="T19">AND</text:span> <text:span text:style-name="T17">User</text:span>.UserID<text:span text:style-name="T18">=</text:span><text:span text:style-name="T6">' </text:span><text:span text:style-name="T25">__USERID__</text:span><text:span text:style-name="T6"> '</text:span></text:p>
      <text:p text:style-name="P4"><text:span text:style-name="T1">GROUP BY</text:span> <text:span text:style-name="T17">User</text:span>.UserID</text:p>
      <text:p text:style-name="P4"><text:span text:style-name="T2">ORDER</text:span><text:span text:style-name="T1"> </text:span><text:span text:style-name="T2">BY</text:span> AverageRating <text:span text:style-name="T2">DESC</text:span><text:span text:style-name="T14">,</text:span><text:span text:style-name="T17">User</text:span>.FirstName<text:span text:style-name="T14">,</text:span> <text:span text:style-name="T17">User</text:span>.LastName <text:span text:style-name="T14">;</text:span></text:p>
      <text:p text:style-name="P4"> </text:p>
      <text:p text:style-name="P4">--<text:span text:style-name="T31">By category</text:span></text:p>
      <text:p text:style-name="P4"> </text:p>
      <text:p text:style-name="P4"><text:span text:style-name="T1">SELECT</text:span> Category.CategoryName<text:span text:style-name="T14">,</text:span> <text:span text:style-name="T17">AVG</text:span><text:span text:style-name="T5">(</text:span>Review.Rating<text:span text:style-name="T5">)</text:span> <text:span text:style-name="T1">AS</text:span> AverageRating</text:p>
      <text:p text:style-name="P4"><text:span text:style-name="T1">FROM</text:span> Review</text:p>
      <text:p text:style-name="P4"><text:span text:style-name="T1">JOIN</text:span> Book <text:span text:style-name="T1">ON</text:span> Review.BookID <text:span text:style-name="T18">=</text:span> Book.BookID</text:p>
      <text:p text:style-name="P4"><text:span text:style-name="T1">JOIN</text:span> Category <text:span text:style-name="T1">ON</text:span> Category.BookID <text:span text:style-name="T18">=</text:span> Book.BookID</text:p>
      <text:p text:style-name="P8"><text:span text:style-name="T1">WHERE</text:span> Review.SchoolID<text:span text:style-name="T18">=</text:span><text:span text:style-name="T6">'</text:span><text:span text:style-name="T25">__</text:span><text:span text:style-name="T26">OPERATOR</text:span><text:span text:style-name="T25">SCHOOLID__</text:span><text:span text:style-name="T6">'</text:span></text:p>
      <text:p text:style-name="P4"><text:s text:c="4"/><text:span text:style-name="T19">AND</text:span> Review.ApprovalStatus<text:span text:style-name="T18">=</text:span><text:span text:style-name="T6">'Approved'</text:span></text:p>
      <text:p text:style-name="P4"><text:s text:c="4"/><text:span text:style-name="T19">AND</text:span> Category.CategoryName<text:span text:style-name="T18">=</text:span><text:span text:style-name="T6">' </text:span><text:span text:style-name="T25">__CATEGORY__ </text:span><text:span text:style-name="T6">'</text:span></text:p>
      <text:p text:style-name="P4"><text:span text:style-name="T1">GROUP BY</text:span> Category.CategoryName</text:p>
      <text:p text:style-name="P5"><text:span text:style-name="T2">ORDER BY</text:span> AverageRating <text:span text:style-name="T2">DESC</text:span><text:span text:style-name="T14">,</text:span>Category.CategoryName <text:span text:style-name="T14">;</text:span></text:p>
      <text:p text:style-name="P13">4.3.1.List with all books (Search criteria: title/category/author), ability to select a book and create a reservation request. </text:p>
      <text:p text:style-name="P13"/>
      <text:p text:style-name="P2"><text:span text:style-name="T1">SELECT</text:span> Book.Title<text:span text:style-name="T14">,</text:span> Book.ISBN<text:span text:style-name="T14">,</text:span> <text:span text:style-name="T17">COUNT</text:span><text:span text:style-name="T5">(</text:span><text:span text:style-name="T18">*</text:span><text:span text:style-name="T5">)</text:span> <text:span text:style-name="T1">AS</text:span> BookCount<text:span text:style-name="T14">,</text:span> </text:p>
      <text:p text:style-name="P4"><text:s text:c="7"/><text:span text:style-name="T17">GROUP_CONCAT</text:span><text:span text:style-name="T5">(</text:span><text:span text:style-name="T30">IF</text:span><text:span text:style-name="T5">(</text:span>Book.Inventory <text:span text:style-name="T18">=</text:span> <text:span text:style-name="T16">True</text:span><text:span text:style-name="T14">,</text:span> Book.BookID<text:span text:style-name="T14">,</text:span> <text:span text:style-name="T16">NULL</text:span><text:span text:style-name="T5">))</text:span> <text:span text:style-name="T1">AS</text:span> BookIDs</text:p>
      <text:p text:style-name="P4"><text:span text:style-name="T1">FROM</text:span> Book</text:p>
      <text:p text:style-name="P4"><text:span text:style-name="T1">JOIN</text:span> Author <text:span text:style-name="T1">ON</text:span> Book.BookID <text:span text:style-name="T18">=</text:span> Author.BookID</text:p>
      <text:p text:style-name="P4"><text:span text:style-name="T1">JOIN</text:span> Category <text:span text:style-name="T1">ON</text:span> Book.BookID <text:span text:style-name="T18">=</text:span> Category.BookID</text:p>
      <text:p text:style-name="P4"><text:span text:style-name="T1">WHERE</text:span> Book.SchoolID <text:span text:style-name="T18">=</text:span> <text:span text:style-name="T6">'</text:span><text:span text:style-name="T24">__SCHOOLID__</text:span><text:span text:style-name="T6">'</text:span></text:p>
      <text:p text:style-name="P4"><text:s text:c="4"/><text:span text:style-name="T19">AND</text:span> Book.Title <text:span text:style-name="T18">=</text:span> <text:span text:style-name="T6">'</text:span><text:span text:style-name="T24">__TITLE__</text:span><text:span text:style-name="T6">'</text:span></text:p>
      <text:p text:style-name="P4"><text:s text:c="4"/><text:span text:style-name="T19">AND</text:span> Author.AuthorName <text:span text:style-name="T18">=</text:span> <text:span text:style-name="T6">'</text:span><text:span text:style-name="T24">__AUTHOR__</text:span><text:span text:style-name="T6">'</text:span></text:p>
      <text:p text:style-name="P4"><text:s text:c="4"/><text:span text:style-name="T19">AND</text:span> Category.CategoryName <text:span text:style-name="T18">=</text:span> <text:span text:style-name="T6">'</text:span><text:span text:style-name="T24">__CATEGORY__</text:span><text:span text:style-name="T6">'</text:span></text:p>
      <text:p text:style-name="P4"><text:span text:style-name="T1">GROUP BY</text:span> Book.ISBN</text:p>
      <text:p text:style-name="P5"><text:span text:style-name="T1">ORDER BY</text:span> Book.Title<text:span text:style-name="T14">;</text:span></text:p>
      <text:p text:style-name="P13"/>
      <text:p text:style-name="P2"><text:soft-page-break/><text:span text:style-name="T1">Insert</text:span> <text:span text:style-name="T1">into</text:span> Reservation<text:span text:style-name="T5">(</text:span></text:p>
      <text:p text:style-name="P4"><text:s text:c="2"/><text:span text:style-name="T6">`SchoolID`</text:span><text:span text:style-name="T14">,</text:span> <text:span text:style-name="T6">`UserID`</text:span><text:span text:style-name="T14">,</text:span> <text:span text:style-name="T6">`BookID`</text:span><text:span text:style-name="T14">,</text:span> <text:span text:style-name="T6">`ReservationDate`</text:span><text:span text:style-name="T14">,</text:span><text:span text:style-name="T6">`ExpirationDate`</text:span><text:span text:style-name="T14">,</text:span> <text:span text:style-name="T6">`Active`</text:span><text:span text:style-name="T5">)</text:span></text:p>
      <text:p text:style-name="P4"><text:span text:style-name="T1">Values</text:span> </text:p>
      <text:p text:style-name="P4"><text:span text:style-name="T5">(</text:span></text:p>
      <text:p text:style-name="P4"><text:s text:c="4"/><text:span text:style-name="T6">'{</text:span><text:span text:style-name="T8">schoolid</text:span><text:span text:style-name="T6">}'</text:span><text:span text:style-name="T14">,</text:span><text:span text:style-name="T6">'{</text:span><text:span text:style-name="T8">userid</text:span><text:span text:style-name="T6">}'</text:span><text:span text:style-name="T14">,</text:span><text:span text:style-name="T6">'{</text:span><text:span text:style-name="T8">bookid</text:span><text:span text:style-name="T6">}'</text:span><text:span text:style-name="T14">,</text:span> <text:span text:style-name="T16">Null</text:span><text:span text:style-name="T14">,</text:span> <text:span text:style-name="T16">Null</text:span><text:span text:style-name="T14">,</text:span> <text:span text:style-name="T6">'Pending'</text:span></text:p>
      <text:p text:style-name="P5"><text:s/><text:span text:style-name="T5">)</text:span><text:span text:style-name="T14">;</text:span></text:p>
      <text:p text:style-name="P16"/>
      <text:p text:style-name="P16">4.3.2.List of all books borrowed by this user. </text:p>
      <text:p text:style-name="P16"/>
      <text:p text:style-name="P6"><text:span text:style-name="T1">SELECT</text:span> <text:span text:style-name="T17">User</text:span>.UserID<text:span text:style-name="T14">,</text:span> Book.Title</text:p>
      <text:p text:style-name="P4"><text:span text:style-name="T1">FROM</text:span> Book</text:p>
      <text:p text:style-name="P4"><text:span text:style-name="T1">JOIN</text:span> Reservation <text:span text:style-name="T1">ON</text:span> Book.BookID <text:span text:style-name="T18">=</text:span> Reservation.BookID</text:p>
      <text:p text:style-name="P4"><text:span text:style-name="T1">JOIN</text:span> <text:span text:style-name="T17">User</text:span> <text:span text:style-name="T1">ON</text:span> Reservation.UserID <text:span text:style-name="T18">=</text:span> <text:span text:style-name="T17">User</text:span>.UserID</text:p>
      <text:p text:style-name="P4"><text:span text:style-name="T1">WHERE</text:span> <text:span text:style-name="T17">User</text:span>.UserID<text:span text:style-name="T18">=</text:span><text:span text:style-name="T6">'</text:span><text:span text:style-name="T24">__USERID__</text:span><text:span text:style-name="T6">'</text:span></text:p>
      <text:p text:style-name="P4"><text:s text:c="4"/><text:span text:style-name="T19">AND</text:span> Reservation.Active <text:span text:style-name="T18">!=</text:span> <text:span text:style-name="T6">'Declined'</text:span></text:p>
      <text:p text:style-name="P4"><text:s text:c="4"/><text:span text:style-name="T19">AND</text:span> Reservation.Active <text:span text:style-name="T18">!=</text:span> <text:span text:style-name="T6">'Pending'</text:span></text:p>
      <text:p text:style-name="P5"><text:span text:style-name="T1">ORDER BY</text:span> <text:span text:style-name="T17">User</text:span>.UserID<text:span text:style-name="T14">;</text:span></text:p>
      <text:p text:style-name="P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16:29:25.185000000</meta:creation-date>
    <dc:date>2023-06-03T00:02:49.403000000</dc:date>
    <meta:editing-duration>PT20M25S</meta:editing-duration>
    <meta:editing-cycles>3</meta:editing-cycles>
    <meta:generator>LibreOffice/7.4.0.3$Windows_X86_64 LibreOffice_project/f85e47c08ddd19c015c0114a68350214f7066f5a</meta:generator>
    <meta:document-statistic meta:table-count="0" meta:image-count="0" meta:object-count="0" meta:page-count="5" meta:paragraph-count="161" meta:word-count="785" meta:character-count="6327" meta:non-whitespace-character-count="5396"/>
  </office:meta>
</office:document-meta>
</file>